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20000D450000379D000021D8DF1711FE010FEC4F.svm" manifest:media-type=""/>
  <manifest:file-entry manifest:full-path="Pictures/20000E6D0000379D000021C135D7F50044929FE3.svm" manifest:media-type=""/>
  <manifest:file-entry manifest:full-path="Pictures/200008600000379D000021D81C1973707E093300.svm" manifest:media-type=""/>
  <manifest:file-entry manifest:full-path="Pictures/20000E160000379D000021D8CBD3049863677F08.svm" manifest:media-type="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" style:family="graphic">
      <style:graphic-properties style:protect="size"/>
    </style:style>
    <style:style style:name="gr4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24cm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-title">
      <style:graphic-properties fo:min-height="3.506cm"/>
    </style:style>
    <style:style style:name="pr3" style:family="presentation" style:parent-style-name="預設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">
        <office:forms form:automatic-focus="false" form:apply-design-mode="false"/>
        <draw:frame draw:style-name="gr1" draw:text-style-name="P1" draw:layer="layout" svg:width="19.2cm" svg:height="9.593cm" svg:x="4.6cm" svg:y="1.00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9.263cm" svg:height="9.4cm" svg:x="4.537cm" svg:y="10.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8.6cm" svg:height="0.992cm" svg:x="18.8cm" svg:y="1.4cm">
          <draw:text-box>
            <text:p>Train-data:各年份往前5年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1">
        <office:forms form:automatic-focus="false" form:apply-design-mode="false"/>
        <draw:frame draw:style-name="gr2" draw:text-style-name="P2" draw:layer="layout" svg:width="8.6cm" svg:height="0.992cm" svg:x="6.6cm" svg:y="1.008cm">
          <draw:text-box>
            <text:p>Train-data:2000年~2009年</text:p>
          </draw:text-box>
        </draw:frame>
        <draw:frame draw:style-name="gr1" draw:text-style-name="P1" draw:layer="layout" svg:width="20.577cm" svg:height="8.2cm" svg:x="4.223cm" svg:y="2.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draw:layer="layout" svg:width="20.263cm" svg:height="8.4cm" svg:x="4.537cm" svg:y="11.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8.6cm" svg:height="0.992cm" svg:x="16.2cm" svg:y="1cm">
          <draw:text-box>
            <text:p>Train-data:2000年~2014年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0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4cm" svg:height="14.6cm" svg:x="2.4cm" svg:y="3.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1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1" draw:layer="layout" svg:width="24.86cm" svg:height="15.128cm" svg:x="1.4cm" svg:y="4.272cm">
          <draw:image xlink:href="Pictures/20000E160000379D000021D8CBD3049863677F08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2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1" draw:layer="layout" svg:width="23.044cm" svg:height="14.023cm" svg:x="2.156cm" svg:y="5.577cm">
          <draw:image xlink:href="Pictures/200008600000379D000021D81C1973707E093300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4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1" draw:layer="layout" svg:width="24.056cm" svg:height="14.6cm" svg:x="2.2cm" svg:y="4cm">
          <draw:image xlink:href="Pictures/20000E6D0000379D000021C135D7F50044929FE3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2015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1" draw:layer="layout" svg:width="24.322cm" svg:height="14.8cm" svg:x="2.137cm" svg:y="3.8cm">
          <draw:image xlink:href="Pictures/20000D450000379D000021D8DF1711FE010FEC4F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1T1">
        <office:forms form:automatic-focus="false" form:apply-design-mode="false"/>
        <draw:frame draw:style-name="gr5" draw:text-style-name="P2" draw:layer="layout" svg:width="17cm" svg:height="2.474cm" svg:x="4.4cm" svg:y="5.8cm">
          <draw:text-box>
            <text:p>感覺上有遺失或遺漏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office:forms form:automatic-focus="false" form:apply-design-mode="false"/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0:28:33.981265527</meta:creation-date>
    <dc:date>2017-05-10T10:33:00.757550278</dc:date>
    <meta:editing-duration>PT5H5M8S</meta:editing-duration>
    <meta:editing-cycles>23</meta:editing-cycles>
    <meta:generator>LibreOffice/5.1.6.2$Linux_X86_64 LibreOffice_project/10m0$Build-2</meta:generator>
    <meta:document-statistic meta:object-count="60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201cm" svg:height="9.594cm" xlink:href="." xlink:type="simple" chart:class="chart:bar" chart:style-name="ch1">
        <chart:title svg:x="8.28cm" svg:y="0.326cm" chart:style-name="ch2">
          <text:p>option_roi</text:p>
        </chart:title>
        <chart:plot-area chart:style-name="ch3" chart:data-source-has-labels="both" svg:x="1.603cm" svg:y="1.608cm" svg:width="17.214cm" svg:height="6.606cm">
          <chartooo:coordinate-region svg:x="2.41cm" svg:y="1.847cm" svg:width="16.407cm" svg:height="6.129cm"/>
          <chart:axis chart:dimension="x" chart:name="primary-x" chart:style-name="ch4" chartooo:axis-type="auto">
            <chartooo:date-scale/>
            <chart:title svg:x="9.828cm" svg:y="8.405cm" chart:style-name="ch5">
              <text:p>year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809cm" chart:style-name="ch7">
              <text:p>option_roi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ion_roi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1">
                <text:p>-0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11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1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264cm" svg:height="9.401cm" xlink:href="." xlink:type="simple" chart:class="chart:bar" chart:style-name="ch1">
        <chart:title svg:x="8.789cm" svg:y="0.323cm" chart:style-name="ch2">
          <text:p>準確率</text:p>
        </chart:title>
        <chart:plot-area chart:style-name="ch3" chart:data-source-has-labels="both" svg:x="1.445cm" svg:y="1.39cm" svg:width="17.434cm" svg:height="6.634cm">
          <chartooo:coordinate-region svg:x="2.807cm" svg:y="1.629cm" svg:width="16.072cm" svg:height="5.819cm"/>
          <chart:axis chart:dimension="x" chart:name="primary-x" chart:style-name="ch4" chartooo:axis-type="auto">
            <chartooo:date-scale/>
            <chart:title svg:x="9.78cm" svg:y="8.212cm" chart:style-name="ch5">
              <text:p>year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287cm" chart:style-name="ch7">
              <text:p>準確率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準確率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0.6585">
                <text:p>0.65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82">
                <text:p>0.50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344">
                <text:p>0.73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325">
                <text:p>0.73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7">
                <text:p>0.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1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264cm" svg:height="8.401cm" xlink:href="." xlink:type="simple" chart:class="chart:bar" chart:style-name="ch1">
        <chart:title svg:x="8.812cm" svg:y="0.303cm" chart:style-name="ch2">
          <text:p>option_roi</text:p>
        </chart:title>
        <chart:plot-area chart:style-name="ch3" chart:data-source-has-labels="both" svg:x="1.624cm" svg:y="1.562cm" svg:width="18.235cm" svg:height="5.482cm">
          <chartooo:coordinate-region svg:x="2.907cm" svg:y="1.801cm" svg:width="16.952cm" svg:height="4.667cm"/>
          <chart:axis chart:dimension="x" chart:name="primary-x" chart:style-name="ch4" chartooo:axis-type="auto">
            <chartooo:date-scale/>
            <chart:title svg:x="10.359cm" svg:y="7.212cm" chart:style-name="ch5">
              <text:p>year</text:p>
            </chart:title>
            <chart:categories table:cell-range-address="local-table.$A$2:.$A$3"/>
          </chart:axis>
          <chart:axis chart:dimension="y" chart:name="primary-y" chart:style-name="ch6">
            <chart:title svg:x="0.451cm" svg:y="5.201cm" chart:style-name="ch7">
              <text:p>option_roi</text:p>
            </chart:title>
            <chart:grid chart:style-name="ch8" chart:class="major"/>
          </chart:axis>
          <chart:series chart:style-name="ch9" chart:values-cell-range-address="local-table.$B$2:.$B$3" chart:label-cell-address="local-table.$B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tion_roi</text:p>
              </table:table-cell>
            </table:table-row>
          </table:table-header-rows>
          <table:table-rows>
            <table:table-row>
              <table:table-cell office:value-type="string">
                <text:p>10~15</text:p>
              </table:table-cell>
              <table:table-cell office:value-type="float" office:value="12.89">
                <text:p>12.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7">
                <text:p>0.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01cm" svg:height="14.601cm" xlink:href="." xlink:type="simple" chart:class="chart:bar" chart:style-name="ch1">
        <chart:legend chart:legend-position="end" svg:x="22.876cm" svg:y="7.001cm" style:legend-expansion="high" chart:style-name="ch2"/>
        <chart:plot-area chart:style-name="ch3" chart:data-source-has-labels="both" svg:x="0.48cm" svg:y="0.292cm" svg:width="21.916cm" svg:height="14.017cm">
          <chartooo:coordinate-region svg:x="1.313cm" svg:y="0.491cm" svg:width="21.012cm" svg:height="13.619cm"/>
          <chart:axis chart:dimension="x" chart:name="primary-x" chart:style-name="ch4" chartooo:axis-type="text">
            <chart:categories table:cell-range-address="local-table.$A$2:.$A$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52" chart:label-cell-address="local-table.$B$1" chart:class="chart:bar">
            <chart:data-point chart:repeated="1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00502512563">
                <text:p>-0.01005025125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5527638191">
                <text:p>0.105527638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50753768844">
                <text:p>-0.0150753768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61467889908">
                <text:p>-0.261467889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16342412451">
                <text:p>-0.416342412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875">
                <text:p>-0.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953947368421">
                <text:p>-0.0953947368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559210526316">
                <text:p>-0.0559210526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4605263158">
                <text:p>0.404605263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6052631579">
                <text:p>0.2960526315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0526315789">
                <text:p>1.60526315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7631578947">
                <text:p>1.77631578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0526315789">
                <text:p>0.4605263157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0394736842">
                <text:p>0.470394736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41968329891">
                <text:p>-0.441968329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94287195525">
                <text:p>-0.194287195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11345335351">
                <text:p>-0.2113453353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68521042553">
                <text:p>0.05685210425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54267461598">
                <text:p>-0.1542674615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10451455377">
                <text:p>-0.1104514553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0720539171">
                <text:p>0.1307205391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97689625473">
                <text:p>0.2976896254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825396559942">
                <text:p>-0.08253965599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65020779156">
                <text:p>-0.1650207791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70079688271">
                <text:p>-0.1700796882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5705613299">
                <text:p>0.2657056132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1642514905">
                <text:p>0.2716425149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13670761178">
                <text:p>-0.1136707611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24658210066">
                <text:p>-0.1246582100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20686339273">
                <text:p>-0.120686339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45358764456">
                <text:p>0.05453587644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178608758184">
                <text:p>-0.01786087581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12684064854">
                <text:p>-0.1126840648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05108243931">
                <text:p>-0.1051082439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12918196185">
                <text:p>-0.112918196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805411778478">
                <text:p>-0.08054117784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89779331221">
                <text:p>-0.2897793312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513374752281">
                <text:p>-0.5133747522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86198794224">
                <text:p>-0.4861987942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522321913856">
                <text:p>-0.5223219138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28676907125">
                <text:p>-0.528676907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6161416829">
                <text:p>-0.561614168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674933732472">
                <text:p>-0.6749337324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67508424547">
                <text:p>-0.6675084245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91932503282">
                <text:p>-0.7919325032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8196519805">
                <text:p>-0.781965198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670610664682">
                <text:p>-0.6706106646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648033714912">
                <text:p>-0.648033714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86699668035">
                <text:p>-0.5866996680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493900042645">
                <text:p>-0.493900042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74233010845">
                <text:p>-0.4742330108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62424429932">
                <text:p>-0.624244299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694609126105">
                <text:p>-0.6946091261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618516443545">
                <text:p>-0.6185164435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581716015419">
                <text:p>-0.5817160154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601207448721">
                <text:p>-0.6012074487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643710647122">
                <text:p>-0.6437106471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576397889473">
                <text:p>-0.5763978894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66781781238">
                <text:p>-0.5667817812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557374718833">
                <text:p>-0.5573747188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445995099966">
                <text:p>-0.4459950999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54884564892">
                <text:p>-0.548845648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450594401125">
                <text:p>-0.450594401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587971328555">
                <text:p>-0.5879713285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556761556481">
                <text:p>-0.5567615564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40608052404">
                <text:p>-0.406080524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88247797338">
                <text:p>-0.4882477973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629307879107">
                <text:p>-0.6293078791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595658050441">
                <text:p>-0.5956580504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571564773116">
                <text:p>-0.571564773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619706461328">
                <text:p>-0.6197064613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603049796138">
                <text:p>-0.6030497961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623452808919">
                <text:p>-0.6234528089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647007688986">
                <text:p>-0.6470076889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624664202751">
                <text:p>-0.6246642027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684448731682">
                <text:p>-0.6844487316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690741249642">
                <text:p>-0.6907412496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720341882259">
                <text:p>-0.7203418822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772112143662">
                <text:p>-0.7721121436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75628550758">
                <text:p>-0.756285507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750665986192">
                <text:p>-0.7506659861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794949160717">
                <text:p>-0.7949491607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0395609819">
                <text:p>-0.803956098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790933614496">
                <text:p>-0.7909336144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03316751446">
                <text:p>-0.8033167514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845165921697">
                <text:p>-0.8451659216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889914585518">
                <text:p>-0.8899145855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898327042685">
                <text:p>-0.8983270426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933564021603">
                <text:p>-0.9335640216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51398430796">
                <text:p>-0.9513984307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954987745854">
                <text:p>-0.9549877458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941544639302">
                <text:p>-0.9415446393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9476464749">
                <text:p>-0.94764647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952761248857">
                <text:p>-0.9527612488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965637916627">
                <text:p>-0.9656379166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96304687982">
                <text:p>-0.963046879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935723218943">
                <text:p>-0.9357232189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926177884211">
                <text:p>-0.9261778842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938695620475">
                <text:p>-0.9386956204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942767249743">
                <text:p>-0.9427672497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916520383384">
                <text:p>-0.9165203833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930159780603">
                <text:p>-0.9301597806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928510938998">
                <text:p>-0.928510938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34466958672">
                <text:p>-0.9344669586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944085201366">
                <text:p>-0.9440852013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940002355488">
                <text:p>-0.9400023554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941684846921">
                <text:p>-0.9416848469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925689961695">
                <text:p>-0.9256899616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92481506615">
                <text:p>-0.924815066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956754361859">
                <text:p>-0.9567543618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948319471473">
                <text:p>-0.9483194714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953114572058">
                <text:p>-0.9531145720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963489935897">
                <text:p>-0.9634899358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962115901227">
                <text:p>-0.9621159012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943860869175">
                <text:p>-0.9438608691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939340575524">
                <text:p>-0.9393405755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964779845996">
                <text:p>-0.9647798459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966484770648">
                <text:p>-0.9664847706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967595214994">
                <text:p>-0.9675952149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98270959637">
                <text:p>-0.982709596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983786390888">
                <text:p>-0.9837863908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98095980528">
                <text:p>-0.980959805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97855384253">
                <text:p>-0.978553842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980909330537">
                <text:p>-0.9809093305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980696214955">
                <text:p>-0.9806962149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97995031042">
                <text:p>-0.979950310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982507697398">
                <text:p>-0.98250769739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984302354927">
                <text:p>-0.9843023549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986068970932">
                <text:p>-0.9860689709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983724699535">
                <text:p>-0.9837246995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987089682402">
                <text:p>-0.9870896824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984818318967">
                <text:p>-0.9848183189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987011166135">
                <text:p>-0.987011166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987314014593">
                <text:p>-0.9873140145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984330396451">
                <text:p>-0.9843303964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986955083087">
                <text:p>-0.9869550830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98762807966">
                <text:p>-0.987628079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99065656424">
                <text:p>-0.990656564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99065656424">
                <text:p>-0.990656564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990432232049">
                <text:p>-0.9904322320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992081073654">
                <text:p>-0.9920810736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992826978189">
                <text:p>-0.9928269781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992591429389">
                <text:p>-0.9925914293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992866236323">
                <text:p>-0.9928662363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992597037693">
                <text:p>-0.9925970376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993640182382">
                <text:p>-0.9936401823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994043980326">
                <text:p>-0.9940439803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994515077927">
                <text:p>-0.9945150779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995692821931">
                <text:p>-0.9956928219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995849854464">
                <text:p>-0.9958498544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family-asian="新細明體" style:font-family-generic-asian="modern" style:font-pitch-asian="fixed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 style:data-style-name="N1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8" style:family="chart">
      <style:graphic-properties svg:stroke-width="0.026cm" svg:stroke-color="#d9d9d9"/>
    </style:style>
    <style:style style:name="ch9" style:family="chart" style:data-style-name="N1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5b9bd5" fo:wrap-option="wrap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578cm" svg:height="8.201cm" xlink:href="." xlink:type="simple" chart:class="chart:bar" chart:style-name="ch1">
        <chart:title svg:x="9.335cm" svg:y="0.299cm" chart:style-name="ch2">
          <text:p>大盤roi</text:p>
        </chart:title>
        <chart:plot-area chart:style-name="ch3" chart:data-source-has-labels="both" svg:x="1.63cm" svg:y="1.554cm" svg:width="18.537cm" svg:height="5.294cm">
          <chartooo:coordinate-region svg:x="2.728cm" svg:y="1.793cm" svg:width="17.439cm" svg:height="4.479cm"/>
          <chart:axis chart:dimension="x" chart:name="primary-x" chart:style-name="ch4" chartooo:axis-type="auto">
            <chartooo:date-scale/>
            <chart:title svg:x="10.516cm" svg:y="7.012cm" chart:style-name="ch5">
              <text:p>year</text:p>
            </chart:title>
            <chart:categories table:cell-range-address="local-table.$A$2:.$A$3"/>
          </chart:axis>
          <chart:axis chart:dimension="y" chart:name="primary-y" chart:style-name="ch6">
            <chart:title svg:x="0.451cm" svg:y="4.477cm" chart:style-name="ch7">
              <text:p>roi</text:p>
            </chart:title>
            <chart:grid chart:style-name="ch8" chart:class="major"/>
          </chart:axis>
          <chart:series chart:style-name="ch9" chart:values-cell-range-address="local-table.$B$2:.$B$3" chart:label-cell-address="local-table.$B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大盤roi</text:p>
              </table:table-cell>
            </table:table-row>
          </table:table-header-rows>
          <table:table-rows>
            <table:table-row>
              <table:table-cell office:value-type="string">
                <text:p>10~15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7">
                <text:p>0.2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